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EndNote_20_Bibliography">
      <style:paragraph-properties fo:margin-left="1.27cm" fo:margin-right="0cm" fo:margin-top="0cm" fo:margin-bottom="0cm" loext:contextual-spacing="false" fo:line-height="200%" fo:text-align="justify" style:justify-single-word="false" fo:text-indent="-1.27cm" style:auto-text-indent="false"/>
      <style:text-properties officeooo:rsid="0022e8b7" officeooo:paragraph-rsid="0022e8b7"/>
    </style:style>
    <style:style style:name="P2" style:family="paragraph" style:parent-style-name="Standard">
      <style:paragraph-properties fo:line-height="150%"/>
      <style:text-properties officeooo:rsid="0020d96e" officeooo:paragraph-rsid="0020d96e"/>
    </style:style>
    <style:style style:name="P3"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officeooo:rsid="0020d96e" officeooo:paragraph-rsid="002173d2"/>
    </style:style>
    <style:style style:name="P4"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officeooo:rsid="0020d96e" officeooo:paragraph-rsid="003eaed5"/>
    </style:style>
    <style:style style:name="P5" style:family="paragraph" style:parent-style-name="Standard">
      <style:paragraph-properties fo:margin-left="0cm" fo:margin-right="0cm" fo:margin-top="0cm" fo:margin-bottom="0cm" loext:contextual-spacing="false" fo:line-height="200%" fo:text-align="center" style:justify-single-word="false" fo:text-indent="0cm" style:auto-text-indent="false"/>
      <style:text-properties officeooo:rsid="0022e8b7" officeooo:paragraph-rsid="0022e8b7"/>
    </style:style>
    <style:style style:name="T1" style:family="text">
      <style:text-properties fo:font-style="italic" style:font-style-asian="italic"/>
    </style:style>
    <style:style style:name="T2" style:family="text">
      <style:text-properties officeooo:rsid="00211fa3"/>
    </style:style>
    <style:style style:name="T3" style:family="text">
      <style:text-properties officeooo:rsid="002173d2"/>
    </style:style>
    <style:style style:name="T4" style:family="text">
      <style:text-properties fo:font-weight="bold" style:font-weight-asian="bold"/>
    </style:style>
    <style:style style:name="T5" style:family="text">
      <style:text-properties officeooo:rsid="00262bc4"/>
    </style:style>
    <style:style style:name="T6" style:family="text">
      <style:text-properties officeooo:rsid="0027bd14"/>
    </style:style>
    <style:style style:name="T7" style:family="text">
      <style:text-properties officeooo:rsid="00289149"/>
    </style:style>
    <style:style style:name="T8" style:family="text">
      <style:text-properties officeooo:rsid="0028bac1"/>
    </style:style>
    <style:style style:name="T9" style:family="text">
      <style:text-properties officeooo:rsid="002b7a7a"/>
    </style:style>
    <style:style style:name="T10" style:family="text">
      <style:text-properties officeooo:rsid="00341fd5"/>
    </style:style>
    <style:style style:name="T11" style:family="text">
      <style:text-properties officeooo:rsid="003beeaa"/>
    </style:style>
    <style:style style:name="T12" style:family="text">
      <style:text-properties officeooo:rsid="003f43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owards a quantitative understanding of Nile perch – haplochromine cichlid dynamics</text:p>
      <text:p text:style-name="P2"/>
      <text:p text:style-name="P2">Kosciuch, Tristan; Litvack-Katzman, Ronald; Clarke, Shelby; Chapman, Lauren.</text:p>
      <text:p text:style-name="P2"/>
      <text:p text:style-name="P2"/>
      <text:p text:style-name="P2">Introduction</text:p>
      <text:p text:style-name="P2"/>
      <text:p text:style-name="P3"><text:span text:style-name="T2">T</text:span>he introduction of the predatory Nile perch (<text:span text:style-name="T1">Lates niloticus</text:span>) <text:span text:style-name="T3">to the Lake Victoria basin of East Africa </text:span>has had major cascading effects on <text:span text:style-name="T5">its</text:span> native fish fauna (Balirwa et al. 2003). Lake Victoria is well known to the scientific community for harbouring 500+ species of haplochromine cichlids, a monophyletic clade of fishes that has undergone its radiation in the past 750,000 years (Greenwood 1974), although there is evidence for the radiation being much more recent (&lt;150000 year old) (Verheyen et al. 2003). <text:span text:style-name="T6">P</text:span>redation on haplochromines by the Nile perch <text:span text:style-name="T7">has </text:span>contributed to the disappearance of <text:s/>~40% of the <text:span text:style-name="T7">haplochromines</text:span> endemic to <text:span text:style-name="T7">Lake Victoria</text:span> (Witte et al. 1992, Seehausen et al. 1997). Similar patterns of species loss were observed in Lake Kyoga (a large lake north of Lake Victoria and part of the Nile River system) and Lake Nabugabo, a satellite lake of Victoria where the Nile perch was also introduced during the 1960s (Balirwa et al. 2003).</text:p>
      <text:p text:style-name="P3"><text:tab/><text:span text:style-name="T8">T</text:span>he interaction between Nile perch and haplochromine cichlids is by no means static. Intense fishing pressure on the Nile perch has reduced its population size in lakes Victoria, Kyoga, and Nabugabo, reducing the predation pressure and allowing some haplochromine and other native species’ populations to rebound (Balirwa et al. 2003, Chapman et al. 2003, Paterson and Chapman 2009). <text:span text:style-name="T9">However, the countries of the Lake Victoria basin have an economic incentive to preserve the Nile perch fishery as it brings an estimated $250 million USD to the region annually through foreign trade (NPFMP2, 2015). The result are numerous fisheries management solutions that have been implemented with varying degrees of success. </text:span></text:p>
      <text:p text:style-name="P4"><text:soft-page-break/><text:tab/><text:span text:style-name="T11">This paper focuses on the response of Nile perch and haplochromine cichlid populations in Lake Nabugabo, Uganda to newly imposed fishing regulations. In Uganda, there has recently been a regulatory change banning longlines and small personal craft from being used to commercially fish for Nile perch. The army has been mandated to enforce these regulations and they have done so by destroying existing equipment that does not comply with the new regulations (insert CITATION). In many areas, this caused a temporary halt in Nile perch fishing.</text:span></text:p>
      <text:p text:style-name="P4"><text:tab/><text:span text:style-name="T12">Through monthly lake wide sampling, we have been tracking the relative abundance of fishes in Lake Nabugabo since 2008.</text:span></text:p>
      <text:p text:style-name="P3"><text:tab/></text:p>
      <text:p text:style-name="P3"/>
      <text:p text:style-name="P3"/>
      <text:p text:style-name="P5">References (not zotero formatted, just text)</text:p>
      <text:p text:style-name="P1">Balirwa, J. S., C. A. Chapman, L. J. Chapman, I. G. Cowx, K. Geheb, L. Kaufman, R. H. Lowe-McConnell, O. Seehausen, J. H. Wanink, and R. L. Welcomme. 2003. Biodiversity and fishery sustainability in the Lake Victoria basin: an unexpected marriage? BioScience <text:span text:style-name="T4">53</text:span>:703-716.</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_20_Bibliography" style:display-name="EndNote Bibliography" style:family="paragraph" style:parent-style-name="Standard" style:default-outline-level="">
      <style:paragraph-properties fo:line-height="100%"/>
      <style:text-properties fo:language="en" fo:country="US" style:font-name-complex="Times New Roman" style:font-family-complex="'Times New Roman'" style:font-family-generic-complex="system" style:font-pitch-complex="variable"/>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3T09:27:30.320489645</meta:creation-date>
    <meta:generator>LibreOffice/6.2.8.2$MacOSX_X86_64 LibreOffice_project/f82ddfca21ebc1e222a662a32b25c0c9d20169ee</meta:generator>
    <dc:date>2020-03-25T12:07:50.581330974</dc:date>
    <meta:editing-duration>P2DT2H18M38S</meta:editing-duration>
    <meta:editing-cycles>29</meta:editing-cycles>
    <meta:document-statistic meta:table-count="0" meta:image-count="0" meta:object-count="0" meta:page-count="2" meta:paragraph-count="10" meta:word-count="439" meta:character-count="2825" meta:non-whitespace-character-count="2388"/>
  </office:meta>
</office:document-meta>
</file>